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d1f2a" officeooo:paragraph-rsid="000d1f2a" style:font-size-asian="12.25pt" style:font-size-complex="14pt"/>
    </style:style>
    <style:style style:name="P2" style:family="paragraph" style:parent-style-name="Text_20_body">
      <style:text-properties fo:font-size="14pt" officeooo:rsid="000dd5c7" officeooo:paragraph-rsid="000dd5c7" style:font-size-asian="12.25pt" style:font-size-complex="14pt"/>
    </style:style>
    <style:style style:name="P3" style:family="paragraph" style:parent-style-name="Text_20_body">
      <style:text-properties fo:font-size="14pt" fo:font-weight="normal" officeooo:rsid="000d1f2a" officeooo:paragraph-rsid="000d1f2a" style:font-size-asian="12.25pt" style:font-weight-asian="normal" style:font-size-complex="14pt" style:font-weight-complex="normal"/>
    </style:style>
    <style:style style:name="P4" style:family="paragraph" style:parent-style-name="Text_20_body">
      <style:text-properties fo:font-size="14pt" fo:font-weight="normal" officeooo:rsid="000dd5c7" officeooo:paragraph-rsid="000dd5c7" style:font-size-asian="12.25pt" style:font-weight-asian="normal" style:font-size-complex="14pt" style:font-weight-complex="normal"/>
    </style:style>
    <style:style style:name="P5" style:family="paragraph" style:parent-style-name="Title">
      <style:text-properties officeooo:rsid="000d1f2a" officeooo:paragraph-rsid="000d1f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5c7" style:font-weight-asian="bold" style:font-weight-complex="bold"/>
    </style:style>
    <style:style style:name="T3" style:family="text">
      <style:text-properties fo:font-weight="bold" officeooo:rsid="000e963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d5c7" style:font-weight-asian="normal" style:font-weight-complex="normal"/>
    </style:style>
    <style:style style:name="T6" style:family="text">
      <style:text-properties fo:font-weight="normal" officeooo:rsid="000e9634" style:font-weight-asian="normal" style:font-weight-complex="normal"/>
    </style:style>
    <style:style style:name="T7" style:family="text">
      <style:text-properties fo:font-weight="normal" officeooo:rsid="001035b1" style:font-weight-asian="normal" style:font-weight-complex="normal"/>
    </style:style>
    <style:style style:name="T8" style:family="text">
      <style:text-properties officeooo:rsid="000e9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rnal Timer</text:p>
      <text:p text:style-name="P1">Timer prints time remaining based off of time step: <text:span text:style-name="T1">TEST SUCCESSFUL</text:span></text:p>
      <text:p text:style-name="P1"><text:span text:style-name="T4">Timer automatically stops after set time has elapsed when provided the STOP parameter:</text:span><text:span text:style-name="T1"> TEST SUCCESSFUL</text:span></text:p>
      <text:p text:style-name="P3">Timer instantly ends if started again before being reset: <text:span text:style-name="T1">TEST SUCCESSFUL</text:span></text:p>
      <text:p text:style-name="P1"><text:span text:style-name="T4">Timer stops and resets time remaining when provided the RESET parameter, if started again will run f</text:span><text:span text:style-name="T5">or set time again: </text:span><text:span text:style-name="T2">TEST SUCCESSFUL</text:span></text:p>
      <text:p text:style-name="P2"><text:span text:style-name="T4">Timer resets and starts again after completion when provided the RESTART parameter, infinitely loops if not manually stopped: </text:span><text:span text:style-name="T1">TEST SUCCESSFUL</text:span></text:p>
      <text:p text:style-name="P2"><text:span text:style-name="T4">If time step is set to -1, doesn’t print time remaining: </text:span><text:span text:style-name="T1">TEST SUCCESSFUL</text:span></text:p>
      <text:p text:style-name="P2"><text:span text:style-name="T4">If time step parameter is less than 10, prints warning and automatically sets time step to -1: </text:span><text:span text:style-name="T1">TEST SUCCESSFUL</text:span></text:p>
      <text:p text:style-name="P4">Timer can be forcibly stopped and started at a later point: <text:span text:style-name="T1">TEST SUCCESSFUL</text:span></text:p>
      <text:p text:style-name="P4">Timer can be forcibly completed, and will then perform the <text:span text:style-name="T8">provided completion behavior: </text:span><text:span text:style-name="T3">TEST SUCCESSFUL</text:span></text:p>
      <text:p text:style-name="P4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4:37:39.845447408</meta:creation-date>
    <dc:date>2024-02-22T17:36:22.299100869</dc:date>
    <meta:editing-duration>PT2H16M51S</meta:editing-duration>
    <meta:editing-cycles>1</meta:editing-cycles>
    <meta:document-statistic meta:table-count="0" meta:image-count="0" meta:object-count="0" meta:page-count="1" meta:paragraph-count="10" meta:word-count="141" meta:character-count="892" meta:non-whitespace-character-count="761"/>
    <meta:generator>LibreOffice/7.3.7.2$Linux_X86_64 LibreOffice_project/30$Build-2</meta:generator>
  </office:meta>
</office:document-meta>
</file>